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31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40,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3" office:value-type="string">
            <text:p>21,2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4,3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3" office:value-type="string">
            <text:p>7,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3" office:value-type="string">
            <text:p>34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5,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4,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3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8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4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40,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1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,3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8,3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7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9,3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3,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6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2,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4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4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8,3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8,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3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0,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2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4,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8,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5,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2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4,2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2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8,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5,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8,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4,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2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5,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7,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5,2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9,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2,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,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4,3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5,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5,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9,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9,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,3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2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0,3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,3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,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5,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1,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9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6,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9,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9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2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2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3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5,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,2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9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6,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9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7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3,2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,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6,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9,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6,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0,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0,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2,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8,3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2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6,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6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4,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0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,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2,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3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8,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,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7,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0,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,3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6,3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8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5,3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21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4,3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6,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2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7,1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3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8,3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2,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8,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0,3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3,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7,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7,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1,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1,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3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9,3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9,2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7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4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7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,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3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1,2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0,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1,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,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1,3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3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4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7,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4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7,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3,2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,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8,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1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0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1,2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,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7,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6,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6,3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5,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7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4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8,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0,3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,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9,3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6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2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4,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8,2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0,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6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2,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,2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4,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8,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5,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8,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40,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6,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6,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7,3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5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8,1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5,1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8,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3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,2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9,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3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,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0,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5,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8,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5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9,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6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3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4,3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3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5,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5,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9,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,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2,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5,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0,32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17,2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2,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5,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,3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1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9,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6,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9,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9,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3,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5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6,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9,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9,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,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7,3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0,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3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3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2,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6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6,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5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0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6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2,3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8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8,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8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4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6,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6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4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0,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,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6,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,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5,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8,2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,3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3,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,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6,2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2,2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7,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,35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18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8,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6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7,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0,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,4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2,35</text:p>
          </table:table-cell>
          <table:table-cell office:value-type="float" office:value="1">
            <text:p>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31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40,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,1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7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9,3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5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2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7,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,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5,3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1,2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0,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7,3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3,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6,3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7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4,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7,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3,2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8,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0,2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2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,3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7,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2,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4,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7,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4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8,2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8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1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40,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4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9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3,3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2,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4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4,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0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3,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8,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8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3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0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6,3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4,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4,3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3,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8,2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5,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8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0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6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2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2,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2,34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10,2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5,1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8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8,17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14,3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9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2,2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9,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3,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0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5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8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5,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9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,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6,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4,3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7,2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5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2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9,2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9,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,3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,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3,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5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5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,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9,1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6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9,2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0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7,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2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2,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3,33</text:p>
          </table:table-cell>
          <table:table-cell office:value-type="float" office:value="1">
            <text:p>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35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1,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6,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9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3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3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0,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,1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3,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6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0,39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32,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8,3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4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6,2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,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9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6,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4,3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5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0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3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8,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8,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4,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6,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6,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2,2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4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3,3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6,2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2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1,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8,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4,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6,2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string">
            <text:p>26,2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2,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7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0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,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6,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5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8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1,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3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,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,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8,3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2,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1,20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40,3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1,1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1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,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9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2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5,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7,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7,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,4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,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1,2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1,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7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1,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3,2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9,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,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2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7,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4,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3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3,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0,1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1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7,2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1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,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6,3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,2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,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4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3,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0,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7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6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5,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7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4,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8,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8,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1,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7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3,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6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,3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0,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,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2,2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3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4,2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4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38,2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8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4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40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,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6,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2,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4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4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8,1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8,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,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9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2,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5,3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9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3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5,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5,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9,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9,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7,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3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5,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1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9,2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9,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2,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5,2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0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7,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2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3,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2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6,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,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5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,3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3,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,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5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8,4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4,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6,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,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9,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6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9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5,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5,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7,3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0,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7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3,1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,25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38,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6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6,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4,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0,2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7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3,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,3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31</text:p>
          </table:table-cell>
          <table:table-cell office:value-type="float" office:value="1">
            <text:p>1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office:value-type="string">
            <text:p>8,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,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6,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0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,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6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2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5,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7,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,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8,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1,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8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3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6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7,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,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0,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2,3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1,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0,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3,2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3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7,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7,2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5,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1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1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7,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2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7,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7,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0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1,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,2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3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,2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4,11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string">
            <text:p>27,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3,2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8,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1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1,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,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3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3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2,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4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,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7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4,1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8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8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0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1,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9,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6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4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4,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0,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8,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,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0,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6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2,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,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4,2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3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3,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8,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5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8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3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0,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,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2,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4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5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8,1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8,1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9,1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6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5,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3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4,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7,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3,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5,2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8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9,3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9,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4,3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3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,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9,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9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9,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,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2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0,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3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5,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,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9,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6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9,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5,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33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string">
            <text:p>5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3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,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4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6,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,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6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9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7,3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3,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0,3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,2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3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8,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6,3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9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6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4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7,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2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3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2,1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,2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1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6,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6,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2,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,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6,2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2,4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1,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5,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4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6,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2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,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7,1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0,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,3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,3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14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21,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6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5,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7,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8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,3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31,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8,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1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2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5,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7,3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3,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9,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2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7,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4,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7,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2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,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6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1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0,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3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6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,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4,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3,2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8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0,2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1,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3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9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6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7,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4,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8,2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1,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3,3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6,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2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4,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4,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0,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8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40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,2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6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2,2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4,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0,2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3,1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38,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5,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8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,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6,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7,3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5,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8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5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9,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5,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9,3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7,3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3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5,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8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5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9,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9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3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9,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4,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3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0,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5,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1,2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9,23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3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2,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2,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3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5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,2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9,1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6,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9,2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3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7,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7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2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1,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6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9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0,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2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8,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6,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9,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6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0,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2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8,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6,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6,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2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3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1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8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3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4,2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2,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3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,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8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1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8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3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,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1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0,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1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3,2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2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,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7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5,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6,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3,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15,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4,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3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,2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40,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7,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9,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4,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3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4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2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8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0,2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1,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8,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7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9,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3,3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3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6,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4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4,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8,3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0,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6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4,2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4,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3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8,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0,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,4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6,3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2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2,3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8,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4,3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7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9,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2,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5,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8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5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9,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6,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33</text:p>
          </table:table-cell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9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4,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7,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3,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5,2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5,2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9,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9,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,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2,3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0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4,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7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3,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5,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5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1,2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9,2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9,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9,2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,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3,3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,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9,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9,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,3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3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,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8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4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6,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9,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0,2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0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2,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8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6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4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3,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,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2,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1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8,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8,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6,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3,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1,3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5,3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8,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8,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,1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6,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2,2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0,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,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,3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8,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2,3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0,3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,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3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,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7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1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8,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,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3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9,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9,2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7,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7,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5,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1,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1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7,3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1,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3,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6,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3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,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2:0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2:06:54</dc:date>
    <dc:creator>Igor Assis</dc:creator>
    <meta:editing-duration>PT16M34S</meta:editing-duration>
    <meta:editing-cycles>9</meta:editing-cycles>
    <meta:generator>OpenOffice.org/3.3$Unix OpenOffice.org_project/330m20$Build-9567</meta:generator>
    <meta:document-statistic meta:table-count="3" meta:cell-count="5519" meta:object-count="0"/>
  </office:meta>
</office:document-meta>
</file>